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2" style:family="paragraph" style:parent-style-name="Standard" style:master-page-name="Standard">
      <style:paragraph-properties style:page-number="auto" fo:padding-left="0cm" fo:padding-right="0cm" fo:padding-top="0.035cm" fo:padding-bottom="0cm" fo:border-left="none" fo:border-right="none" fo:border-top="0.51pt solid #00000a" fo:border-bottom="none"/>
      <style:text-properties fo:font-size="14pt" fo:font-weight="bold" style:font-size-asian="14pt" style:font-weight-asian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Anställningar</text:span></text:p>
      <text:p text:style-name="Standard"><text:span text:style-name="T2">lärarvikarie</text:span></text:p>
      <text:p text:style-name="Standard">Under denna period jag har varit med ÅK 1-­9 och undervisat:</text:p>
      <text:p text:style-name="Standard">Mölndals kommun vikarie enheten, 2011-­11 - 2012-­04</text:p>
      <text:p text:style-name="Standard">Mina sysslor var bl.a. hjälplärare, idrottslärare och fritidsledare.</text:p>
      <text:p text:style-name="Standard"/>
      <text:p text:style-name="Standard"><text:span text:style-name="T1">Utbildningar</text:span></text:p>
      <text:p text:style-name="P1"/>
      <text:p text:style-name="Standard"><text:span text:style-name="T2">Fässbergsgymnasiet</text:span>: Teknik, färdig: 2011<text:bookmark text:name="_GoBack"/></text:p>
      <text:p text:style-name="Standard"/>
      <text:p text:style-name="Standard"><text:span text:style-name="T2">Blekinge tekniska högskola</text:span> Data, 2012­-09 - 2013­-12</text:p>
      <text:p text:style-name="Standard">Jag studerade software engineering på BTH.</text:p>
      <text:p text:style-name="Standard">vilket innehåller programmering språk behärskning, databashantering, OS, etc.</text:p>
      <text:p text:style-name="Standard"/>
      <text:p text:style-name="Standard"><text:span text:style-name="T1">Språk</text:span></text:p>
      <text:p text:style-name="P1"/>
      <text:p text:style-name="Standard"/>
      <text:p text:style-name="Standard">Engelska, Flytande </text:p>
      <text:p text:style-name="Standard">Persiska (Farsi), Flytande </text:p>
      <text:p text:style-name="Standard">Svenska, Flytan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orphans="2" fo:widows="2" style:writing-mode="lr-tb"/>
      <style:text-properties fo:color="#000000" style:font-name="Arial1" fo:font-family="Arial" style:font-family-generic="roman" style:font-pitch="variable" style:font-name-asian="Arial2" style:font-family-asian="Arial" style:font-family-generic-asian="system" style:font-pitch-asian="variable" style:language-asian="sv" style:country-asian="S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>
      <style:text-properties fo:color="#000000" style:font-name="Arial1" fo:font-family="Arial" style:font-family-generic="roman" style:font-pitch="variable" style:font-name-asian="Arial2" style:font-family-asian="Arial" style:font-family-generic-asian="system" style:font-pitch-asian="variable" style:language-asian="sv" style:country-asian="SE" style:font-name-complex="Arial2" style:font-family-complex="Arial" style:font-family-generic-complex="system" style:font-pitch-complex="variable"/>
    </style:style>
    <style:style style:name="Sidfot_20_Char" style:display-name="Sidfot Char" style:family="text" style:parent-style-name="Default_20_Paragraph_20_Font">
      <style:text-properties fo:color="#000000" style:font-name="Arial1" fo:font-family="Arial" style:font-family-generic="roman" style:font-pitch="variable" style:font-name-asian="Arial2" style:font-family-asian="Arial" style:font-family-generic-asian="system" style:font-pitch-asian="variable" style:language-asian="sv" style:country-asian="SE"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shin</meta:initial-creator>
    <dc:creator>Afshin</dc:creator>
    <meta:editing-cycles>3</meta:editing-cycles>
    <meta:creation-date>2014-03-26T18:28:00</meta:creation-date>
    <dc:date>2014-03-26T19:03:00</dc:date>
    <meta:editing-duration>PT21S</meta:editing-duration>
    <meta:generator>LibreOffice/4.1.5.3$Windows_x86 LibreOffice_project/1c1366bba2ba2b554cd2ca4d87c06da81c05d24</meta:generator>
    <meta:document-statistic meta:table-count="0" meta:image-count="0" meta:object-count="0" meta:page-count="1" meta:paragraph-count="14" meta:word-count="72" meta:character-count="496" meta:non-whitespace-character-count="4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